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71e" officeooo:paragraph-rsid="001f071e"/>
    </style:style>
    <style:style style:name="P2" style:family="paragraph" style:parent-style-name="Standard">
      <style:paragraph-properties fo:text-align="center" style:justify-single-word="false"/>
      <style:text-properties officeooo:rsid="001f071e" officeooo:paragraph-rsid="001f071e"/>
    </style:style>
    <style:style style:name="P3" style:family="paragraph" style:parent-style-name="Standard">
      <style:paragraph-properties fo:text-align="start" style:justify-single-word="false"/>
      <style:text-properties officeooo:rsid="001f071e" officeooo:paragraph-rsid="001f071e"/>
    </style:style>
    <style:style style:name="P4" style:family="paragraph" style:parent-style-name="Standard">
      <style:paragraph-properties fo:text-align="start" style:justify-single-word="false"/>
      <style:text-properties officeooo:rsid="001f071e" officeooo:paragraph-rsid="002b82af"/>
    </style:style>
    <style:style style:name="P5" style:family="paragraph" style:parent-style-name="Standard">
      <style:paragraph-properties fo:text-align="start" style:justify-single-word="false"/>
      <style:text-properties officeooo:paragraph-rsid="001f071e"/>
    </style:style>
    <style:style style:name="P6" style:family="paragraph" style:parent-style-name="Standard">
      <style:paragraph-properties fo:text-align="start" style:justify-single-word="false"/>
      <style:text-properties officeooo:paragraph-rsid="002b82af"/>
    </style:style>
    <style:style style:name="P7" style:family="paragraph" style:parent-style-name="Standard">
      <style:paragraph-properties fo:text-align="start" style:justify-single-word="false"/>
      <style:text-properties officeooo:paragraph-rsid="0025bbf2"/>
    </style:style>
    <style:style style:name="P8" style:family="paragraph" style:parent-style-name="Standard">
      <style:paragraph-properties fo:text-align="start" style:justify-single-word="false"/>
      <style:text-properties officeooo:paragraph-rsid="002cf531"/>
    </style:style>
    <style:style style:name="P9" style:family="paragraph" style:parent-style-name="Standard">
      <style:paragraph-properties fo:text-align="start" style:justify-single-word="false"/>
      <style:text-properties officeooo:paragraph-rsid="002f6ac5"/>
    </style:style>
    <style:style style:name="P10" style:family="paragraph" style:parent-style-name="Standard">
      <style:paragraph-properties fo:text-align="start" style:justify-single-word="false"/>
      <style:text-properties officeooo:paragraph-rsid="0032f0e9"/>
    </style:style>
    <style:style style:name="P11" style:family="paragraph" style:parent-style-name="Standard">
      <style:paragraph-properties fo:text-align="start" style:justify-single-word="false"/>
      <style:text-properties officeooo:paragraph-rsid="00355a43"/>
    </style:style>
    <style:style style:name="P12" style:family="paragraph" style:parent-style-name="Standard">
      <style:paragraph-properties fo:text-align="start" style:justify-single-word="false"/>
      <style:text-properties officeooo:paragraph-rsid="003a8901"/>
    </style:style>
    <style:style style:name="P13" style:family="paragraph" style:parent-style-name="Standard">
      <style:paragraph-properties fo:text-align="start" style:justify-single-word="false"/>
      <style:text-properties officeooo:paragraph-rsid="003c0c7e"/>
    </style:style>
    <style:style style:name="P14" style:family="paragraph" style:parent-style-name="Standard">
      <style:paragraph-properties fo:text-align="start" style:justify-single-word="false"/>
      <style:text-properties officeooo:rsid="0025bbf2" officeooo:paragraph-rsid="0025bbf2"/>
    </style:style>
    <style:style style:name="P15" style:family="paragraph" style:parent-style-name="Standard">
      <style:paragraph-properties fo:text-align="start" style:justify-single-word="false"/>
      <style:text-properties officeooo:rsid="002cf531" officeooo:paragraph-rsid="002cf531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f071e" officeooo:paragraph-rsid="001f071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cf531" officeooo:paragraph-rsid="002f6ac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5bbf2" officeooo:paragraph-rsid="002d8df5" style:font-weight-asian="bold" style:font-weight-complex="bold"/>
    </style:style>
    <style:style style:name="P19" style:family="paragraph" style:parent-style-name="Standard">
      <style:text-properties officeooo:rsid="002e8c78" officeooo:paragraph-rsid="002e8c78"/>
    </style:style>
    <style:style style:name="P20" style:family="paragraph" style:parent-style-name="Standard">
      <style:paragraph-properties fo:text-align="start" style:justify-single-word="false"/>
      <style:text-properties officeooo:rsid="0033e8d2" officeooo:paragraph-rsid="00355a43"/>
    </style:style>
    <style:style style:name="T1" style:family="text">
      <style:text-properties officeooo:rsid="001f071e"/>
    </style:style>
    <style:style style:name="T2" style:family="text">
      <style:text-properties officeooo:rsid="002070f4"/>
    </style:style>
    <style:style style:name="T3" style:family="text">
      <style:text-properties officeooo:rsid="0025bbf2"/>
    </style:style>
    <style:style style:name="T4" style:family="text">
      <style:text-properties officeooo:rsid="0026b8ca"/>
    </style:style>
    <style:style style:name="T5" style:family="text">
      <style:text-properties officeooo:rsid="002cf531"/>
    </style:style>
    <style:style style:name="T6" style:family="text">
      <style:text-properties officeooo:rsid="002d8df5"/>
    </style:style>
    <style:style style:name="T7" style:family="text">
      <style:text-properties fo:font-weight="bold" officeooo:rsid="002d8df5" style:font-weight-asian="bold" style:font-weight-complex="bold"/>
    </style:style>
    <style:style style:name="T8" style:family="text">
      <style:text-properties officeooo:rsid="0032f0e9"/>
    </style:style>
    <style:style style:name="T9" style:family="text">
      <style:text-properties style:text-position="super 58%" officeooo:rsid="00359f91"/>
    </style:style>
    <style:style style:name="T10" style:family="text">
      <style:text-properties style:text-position="super 58%" officeooo:rsid="0037ef3b"/>
    </style:style>
    <style:style style:name="T11" style:family="text">
      <style:text-properties style:text-position="super 58%" officeooo:rsid="003b9ee7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32f0e9"/>
    </style:style>
    <style:style style:name="T14" style:family="text">
      <style:text-properties style:text-position="0% 100%" officeooo:rsid="00378957"/>
    </style:style>
    <style:style style:name="T15" style:family="text">
      <style:text-properties style:text-position="0% 100%" officeooo:rsid="0037ef3b"/>
    </style:style>
    <style:style style:name="T16" style:family="text">
      <style:text-properties style:text-position="0% 100%" officeooo:rsid="003dc652"/>
    </style:style>
    <style:style style:name="T17" style:family="text">
      <style:text-properties style:text-position="0% 100%" officeooo:rsid="003f946e"/>
    </style:style>
    <style:style style:name="T18" style:family="text">
      <style:text-properties style:text-position="0% 100%" officeooo:rsid="004065cd"/>
    </style:style>
    <style:style style:name="T19" style:family="text">
      <style:text-properties style:text-position="0% 100%" officeooo:rsid="00425c2b"/>
    </style:style>
    <style:style style:name="T20" style:family="text">
      <style:text-properties style:text-position="0% 100%" officeooo:rsid="004392e7"/>
    </style:style>
    <style:style style:name="T21" style:family="text">
      <style:text-properties style:text-position="0% 100%" officeooo:rsid="0044fa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9">Worked with: Emily Moxie</text:p>
      <text:p text:style-name="P1">Theory of Computation</text:p>
      <text:p text:style-name="P1">Due 02/03/16</text:p>
      <text:p text:style-name="P1"/>
      <text:p text:style-name="P16">Problem Set 2</text:p>
      <text:p text:style-name="P2"/>
      <text:p text:style-name="P5"><text:span text:style-name="T7">Problem 1.</text:span><text:span text:style-name="T6"> </text:span></text:p>
      <text:p text:style-name="P3"/>
      <text:p text:style-name="P4">a) Draw a DFA that recognizes the language over Σ = {0, 1, 2} consisting of decimal numbers that consist only of these digits and are divisible by 3. </text:p>
      <text:p text:style-name="P4"/>
      <text:p text:style-name="P4"><text:span text:style-name="T4">In long division, the state you must remember from one digit to the next is the remainder of the division step. We can use this in drawing the DFA.</text:span></text:p>
      <text:p text:style-name="P3"/>
      <text:p text:style-name="P6"><text:span text:style-name="T1">b) </text:span>Describe briefly how your DFA would be different if Σ = {0, 1, …, 9}. Would the number of states be different? What about if the DFA were supposed to check for divisibility by 8 — what would the number of states be then?</text:p>
      <text:p text:style-name="P6"/>
      <text:p text:style-name="P6"><text:span text:style-name="T1">If </text:span>Σ = {0, 1, …, 9}, <text:span text:style-name="T2">the number of states would be the same, since we still only care about the remainder. However, each of the non-start states would transition on more elements. If the DFA were supposed to check for divisibility by 8, there would be 9 different states.</text:span></text:p>
      <text:p text:style-name="P5"/>
      <text:p text:style-name="P18"><text:span text:style-name="T6">Problem </text:span>2.</text:p>
      <text:p text:style-name="P14"/>
      <text:p text:style-name="P7"><text:span text:style-name="T3">a) </text:span>Draw an NFA that recognizes the language L((ab)*(a U b)) for Σ = {a,b}. </text:p>
      <text:p text:style-name="P14"/>
      <text:p text:style-name="P8"><text:span text:style-name="T5">b) </text:span>Show the DFA that results from converting your NFA to a DFA.</text:p>
      <text:p text:style-name="P15"/>
      <text:p text:style-name="P9"><text:span text:style-name="T7">Problem 3.</text:span><text:span text:style-name="T6"> </text:span>Give the growth rate of each function in terms of N.</text:p>
      <text:p text:style-name="P15"/>
      <text:p text:style-name="P8"><text:span text:style-name="T5">a) </text:span>The number of strings of length N where Σ = {0,1}.</text:p>
      <text:p text:style-name="P8"/>
      <text:p text:style-name="P10"><text:span text:style-name="T8">Answer: </text:span>Θ<text:span text:style-name="T8">(2</text:span><text:span text:style-name="T9">N</text:span><text:span text:style-name="T13">)</text:span></text:p>
      <text:p text:style-name="P15"/>
      <text:p text:style-name="P8"><text:span text:style-name="T5">b) </text:span>The number of ways to choose a three-element subset of A, where |A| = N</text:p>
      <text:p text:style-name="P15"/>
      <text:p text:style-name="P11"><text:span text:style-name="T8">Answer: </text:span>Θ<text:span text:style-name="T8">(N</text:span><text:span text:style-name="T9">2</text:span><text:span text:style-name="T13">)</text:span></text:p>
      <text:p text:style-name="P11"/>
      <text:p text:style-name="P20"><text:span text:style-name="T13">R</text:span><text:span text:style-name="T12">easoning: </text:span><text:span text:style-name="T14">Doing out a few examples, we can see this follows the triangular number series, where f(n) = n(n+1)/2. </text:span><text:span text:style-name="T15">This can be reduced to n</text:span><text:span text:style-name="T10">2</text:span><text:span text:style-name="T15">, and is big-theta because we are looking for the “number of”, indicating both a lower and upper bound.</text:span></text:p>
      <text:p text:style-name="P15"/>
      <text:p text:style-name="P8"><text:span text:style-name="T5">c) </text:span>The number of different transitions (directed edges on the graph) in a DFA of N states where Σ = {a, b, c, d}.</text:p>
      <text:p text:style-name="P15"/>
      <text:p text:style-name="P11"><text:span text:style-name="T8">Answer: </text:span></text:p>
      <text:p text:style-name="P11"/>
      <text:p text:style-name="P20"><text:span text:style-name="T13">R</text:span><text:span text:style-name="T12">easoning: </text:span></text:p>
      <text:p text:style-name="P15"><text:soft-page-break/></text:p>
      <text:p text:style-name="P8"><text:span text:style-name="T5">d) </text:span>The maximum number of undirected edges in a graph with N vertices</text:p>
      <text:p text:style-name="P15"/>
      <text:p text:style-name="P12"><text:span text:style-name="T8">Answer: O(N</text:span><text:span text:style-name="T11">2</text:span><text:span text:style-name="T13">)</text:span></text:p>
      <text:p text:style-name="P11"/>
      <text:p text:style-name="P20"><text:span text:style-name="T13">R</text:span><text:span text:style-name="T12">easoning: </text:span><text:span text:style-name="T16">This also follows the triangular number series, but since we are looking for </text:span><text:span text:style-name="T17">an upper bound, we use big-O.</text:span></text:p>
      <text:p text:style-name="P15"/>
      <text:p text:style-name="P8"><text:span text:style-name="T5">e) </text:span>The minimum number of states in a DFA recognizing {x : |x| = N}</text:p>
      <text:p text:style-name="P15"/>
      <text:p text:style-name="P13"><text:span text:style-name="T8">Answer: </text:span>Ω<text:span text:style-name="T8">(N</text:span><text:span text:style-name="T13">)</text:span></text:p>
      <text:p text:style-name="P11"/>
      <text:p text:style-name="P20"><text:span text:style-name="T13">R</text:span><text:span text:style-name="T12">easoning: </text:span><text:span text:style-name="T18">In the simplest case, with an </text:span><text:span text:style-name="T19">alphabet</text:span><text:span text:style-name="T18"> containing one symbol, we will need </text:span><text:span text:style-name="T19">as many states as there are characters in the string. </text:span><text:span text:style-name="T21">For alphabets with more characters, we would need more states to recognize all strings with length N, so the bound is big-omega.</text:span></text:p>
      <text:p text:style-name="P15"/>
      <text:p text:style-name="P17"><text:span text:style-name="T6">Problem </text:span>4.</text:p>
      <text:p text:style-name="P15"/>
      <text:p text:style-name="P8"><text:span text:style-name="T5">a) </text:span>Draw a DFA that accepts the language of valid Racket comments described above, where Σ = {a,b, #, |} for convenience.</text:p>
      <text:p text:style-name="P15"/>
      <text:p text:style-name="P8"><text:span text:style-name="T5">b) </text:span>Write a regular expression that recognizes the language of valid Racket comments in this alphabet. </text:p>
      <text:p text:style-name="P15"/>
      <text:p text:style-name="P9"><text:span text:style-name="T7">Problem 5. </text:span>Show that if A is a language recognizable by some finite automaton, then the language BOTHWAYS(A) = {x : x ∈ A and xR ∈ A} is also recognizable by a finite automaton; that is, the languages recognizable by a finite automaton are closed under the BOTHWAYS operat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9:43:25.883167017</meta:creation-date>
    <dc:date>2016-02-03T18:33:49.198905056</dc:date>
    <meta:editing-duration>P2DT22H49M10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2" meta:paragraph-count="32" meta:word-count="501" meta:character-count="2672" meta:non-whitespace-character-count="2195"/>
  </office:meta>
</office:document-meta>
</file>